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ab-stops>
          <style:tab-stop style:position="6.668cm"/>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ab-stops>
          <style:tab-stop style:position="3.281cm"/>
          <style:tab-stop style:position="9.393cm"/>
        </style:tab-stops>
      </style:paragraph-properties>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line-height="150%"/>
      <style:text-properties fo:font-size="13pt" fo:font-weight="bold" style:font-size-asian="13pt" style:font-weight-asian="bold" style:font-size-complex="13pt" style:font-weight-complex="bold"/>
    </style:style>
    <style:style style:name="P9" style:family="paragraph" style:parent-style-name="Standard">
      <style:paragraph-properties fo:line-height="150%">
        <style:tab-stops>
          <style:tab-stop style:position="3.281cm"/>
          <style:tab-stop style:position="9.393cm"/>
        </style:tab-stops>
      </style:paragraph-properties>
      <style:text-properties fo:font-size="13pt" fo:font-weight="bold" style:font-size-asian="13pt" style:font-weight-asian="bold" style:font-size-complex="13pt" style:font-weight-complex="bold"/>
    </style:style>
    <style:style style:name="P10" style:family="paragraph" style:parent-style-name="Standard">
      <style:paragraph-properties fo:line-height="150%" fo:text-align="start" style:justify-single-word="false">
        <style:tab-stops>
          <style:tab-stop style:position="3.281cm"/>
          <style:tab-stop style:position="9.393cm"/>
        </style:tab-stops>
      </style:paragraph-properties>
      <style:text-properties fo:font-size="13pt" fo:font-weight="bold" style:font-size-asian="13pt" style:font-weight-asian="bold" style:font-size-complex="13pt" style:font-weight-complex="bold"/>
    </style:style>
    <style:style style:name="P11" style:family="paragraph" style:parent-style-name="Standard">
      <style:paragraph-properties>
        <style:tab-stops>
          <style:tab-stop style:position="3.281cm"/>
          <style:tab-stop style:position="9.393cm"/>
        </style:tab-stops>
      </style:paragraph-properties>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14" style:family="paragraph" style:parent-style-name="Standard">
      <style:text-properties fo:font-size="13pt" style:font-size-asian="13pt" style:font-size-complex="13pt"/>
    </style:style>
    <style:style style:name="P15"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6" style:family="paragraph" style:parent-style-name="Standard">
      <style:paragraph-properties fo:text-align="start" style:justify-single-word="false">
        <style:tab-stops>
          <style:tab-stop style:position="3.281cm"/>
          <style:tab-stop style:position="9.393cm"/>
        </style:tab-stops>
      </style:paragraph-properties>
      <style:text-properties fo:font-size="13pt" style:text-underline-style="none"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9" style:family="paragraph" style:parent-style-name="Standard">
      <style:paragraph-properties fo:text-align="center" style:justify-single-word="false"/>
      <style:text-properties fo:font-size="7pt" fo:font-weight="bold" style:font-size-asian="6.09999990463257pt" style:font-weight-asian="bold" style:font-size-complex="7pt" style:font-weight-complex="bold"/>
    </style:style>
    <style:style style:name="P2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21" style:family="paragraph" style:parent-style-name="Standard">
      <style:text-properties fo:font-size="13pt" fo:font-weight="bold"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Standard">
      <style:paragraph-properties fo:line-height="150%">
        <style:tab-stops>
          <style:tab-stop style:position="3.281cm"/>
          <style:tab-stop style:position="9.393cm"/>
        </style:tab-stops>
      </style:paragraph-properties>
      <style:text-properties fo:font-size="13pt" fo:font-style="italic" fo:font-weight="normal"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start" style:justify-single-word="false">
        <style:tab-stops>
          <style:tab-stop style:position="3.281cm"/>
          <style:tab-stop style:position="9.393cm"/>
        </style:tab-stops>
      </style:paragraph-properties>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start" style:justify-single-word="false">
        <style:tab-stops>
          <style:tab-stop style:position="3.281cm"/>
          <style:tab-stop style:position="9.393cm"/>
        </style:tab-stops>
      </style:paragraph-properties>
      <style:text-properties fo:font-size="13pt" style:text-underline-style="none" fo:font-weight="normal" style:font-size-asian="13pt" style:font-weight-asian="normal" style:font-size-complex="13pt" style:font-weight-complex="normal"/>
    </style:style>
    <style:style style:name="P27" style:family="paragraph" style:parent-style-name="Standard">
      <style:text-properties fo:font-size="13pt" style:font-size-asian="13pt" style:font-size-complex="13pt"/>
    </style:style>
    <style:style style:name="P28"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9" style:family="paragraph" style:parent-style-name="Standard">
      <style:paragraph-properties fo:text-align="start" style:justify-single-word="false">
        <style:tab-stops>
          <style:tab-stop style:position="3.281cm"/>
          <style:tab-stop style:position="9.393cm"/>
        </style:tab-stops>
      </style:paragraph-properties>
      <style:text-properties fo:font-size="14pt" style:text-underline-style="none"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
      <text:p text:style-name="P18">Cahier des charges</text:p>
      <text:p text:style-name="P19"/>
      <text:p text:style-name="P1"><text:s/>par</text:p>
      <text:p text:style-name="P1">Florent YU et Jean VILVER</text:p>
      <text:p text:style-name="P20">1) Préface</text:p>
      <text:p text:style-name="P6"/>
      <text:p text:style-name="P12">Ce document est un cahier des charges pour la réalisation du jeu de société Carcassonne. Après une courte introduction sur les objectifs du document, la portée du produit et le développement de ce produit, nous donnerons les charges d’utilisation puis les charges de système, ainsi que la distribution de ces charges dans les différents modules du système. Nous proposons plusieurs modèles de ce système et les évolutions possibles du produit. Les annexes contiennent une description détaillée des fonctionnalités du système. </text:p>
      <text:p text:style-name="P7"/>
      <text:p text:style-name="P12"/>
      <text:p text:style-name="P3">2) Introduction</text:p>
      <text:p text:style-name="P6"/>
      <text:p text:style-name="P12">Nous souhaitons programmer une version PC du jeu Carcassonne, reprenant ses règles et ses concepts à savoir :</text:p>
      <text:p text:style-name="P12">- la construction d’un paysage médiéval en plaçant des tuiles </text:p>
      <text:p text:style-name="P12">- 2 à 6 joueurs s'affrontant au tour par tour. </text:p>
      <text:p text:style-name="P12">- un terrain de jeu commun aux joueurs .</text:p>
      <text:p text:style-name="P12">- des contraintes régissant la pose des tuiles.</text:p>
      <text:p text:style-name="P12">- extensibilité des règles et concept du jeu. </text:p>
      <text:p text:style-name="P7"/>
      <text:p text:style-name="P7"/>
      <text:p text:style-name="P2">3) Glossaire</text:p>
      <text:p text:style-name="P13"/>
      <text:p text:style-name="P12">CU : Cas d'Utilisation.</text:p>
      <text:p text:style-name="P12"/>
      <text:p text:style-name="P12">CSNF : Contraintes du système non-fonctionnelle</text:p>
      <text:p text:style-name="P12"/>
      <text:p text:style-name="P12">CSF : Contraintes du système fonctionnelles</text:p>
      <text:p text:style-name="P23"/>
      <text:p text:style-name="P23"/>
      <text:p text:style-name="P4"><text:span text:style-name="T1">4) Charge</text:span><text:span text:style-name="T1">s</text:span><text:span text:style-name="T1"> d'utilisation</text:span></text:p>
      <text:p text:style-name="P15"/>
      <text:p text:style-name="P14"><text:span text:style-name="T1">Étape</text:span><text:span text:style-name="T1"> 1 – Identification des acteurs</text:span></text:p>
      <text:p text:style-name="P14">Voir schéma Uml.</text:p>
      <text:p text:style-name="P14"/>
      <text:p text:style-name="P14"><text:span text:style-name="T1">Étape</text:span><text:span text:style-name="T1"> 2 - Identification des cas d'utilisations</text:span></text:p>
      <text:p text:style-name="P21"/>
      <text:p text:style-name="P8">CU 1 <text:span text:style-name="T3">Commencer une nouvelle partie</text:span></text:p>
      <text:p text:style-name="P9">CU 2 <text:span text:style-name="T3">Régler les paramètres de la partie</text:span></text:p>
      <text:p text:style-name="P9">CU 3 <text:span text:style-name="T3">Reprendre une partie</text:span></text:p>
      <text:p text:style-name="P9">CU 4 <text:span text:style-name="T3">Quitter</text:span></text:p>
      <text:p text:style-name="P9">CU 5 <text:span text:style-name="T3">Consulter l'aide du jeu</text:span></text:p>
      <text:p text:style-name="P9">CU 6 <text:span text:style-name="T3">Sauvegarder une partie</text:span></text:p>
      <text:p text:style-name="P9">CU 7 <text:span text:style-name="T3">Consulter les tuiles restantes</text:span></text:p>
      <text:p text:style-name="P9"><text:soft-page-break/>CU 8 <text:span text:style-name="T3">Saisir pseudo</text:span></text:p>
      <text:p text:style-name="P9">CU 9 <text:span text:style-name="T3">Jouer</text:span></text:p>
      <text:p text:style-name="P9">CU 10 <text:span text:style-name="T3">Générer jeu de tuiles</text:span></text:p>
      <text:p text:style-name="P9">CU 11 <text:span text:style-name="T3">Tirer une tuile au hasard pour le joueur</text:span></text:p>
      <text:p text:style-name="P9">CU 12 <text:span text:style-name="T3">Déterminer ordre de passage</text:span></text:p>
      <text:p text:style-name="P9">CU 13 <text:span text:style-name="T3">A</text:span><text:span text:style-name="T3">fficher score final pour chaque joueur</text:span></text:p>
      <text:p text:style-name="P9">CU 14 <text:span text:style-name="T3">Afficher les positions possibles et impossibles</text:span></text:p>
      <text:p text:style-name="P9">CU 15 <text:span text:style-name="T3">Saisir pseudo</text:span></text:p>
      <text:p text:style-name="P9">Étape 3 – Réalisation du diagramme de cas d'utilisation</text:p>
      <text:p text:style-name="P24">Voir schéma UML.</text:p>
      <text:p text:style-name="P11"/>
      <text:p text:style-name="P5"><text:span text:style-name="T1">5</text:span><text:span text:style-name="T1">) Charge d</text:span><text:span text:style-name="T1">u système</text:span></text:p>
      <text:p text:style-name="P29"/>
      <text:p text:style-name="P16">Etape 1 : charges fonctionnelles du système</text:p>
      <text:p text:style-name="P16"/>
      <text:p text:style-name="P16">CSF 1 <text:span text:style-name="T2">L'utilisateur veut démarrer la partie en définissant le nombre de joueurs</text:span></text:p>
      <text:p text:style-name="P16">CSF 2 <text:span text:style-name="T2">Le joueur doit pouvoir quitter la partie à tout moment.</text:span></text:p>
      <text:p text:style-name="P16">CSF 3<text:span text:style-name="T2"> Le joueur doit pouvoir sauvegarder la partie et la reprendre là où elle s'est arrêtée.</text:span></text:p>
      <text:p text:style-name="P16"/>
      <text:p text:style-name="P16">Etape 2 : charges non-fonctionnelles du système</text:p>
      <text:p text:style-name="P26"/>
      <text:p text:style-name="P9">CSNF 1 <text:span text:style-name="T3">Le logiciel ne doit pas bloquer sur une situation insolvable.</text:span></text:p>
      <text:p text:style-name="P9">CSNF 2 <text:span text:style-name="T3">Le joueur ne doit pas pouvoir contourner les règles du jeu.</text:span></text:p>
      <text:p text:style-name="P10">CSNF 3 L’utilisation du logiciel doit respecter la confidentialité des données produites.</text:p>
      <text:p text:style-name="P11"/>
      <text:p text:style-name="P2">6) Architecture du système</text:p>
      <text:p text:style-name="P6"/>
      <text:p text:style-name="P7">Etape 1 : Diagramme de paquets</text:p>
      <text:p text:style-name="P12">Voir schéma UML.</text:p>
      <text:p text:style-name="P12"/>
      <text:p text:style-name="P7">Etape 2 : Diagramme de classes</text:p>
      <text:p text:style-name="P12">Voir schéma UML.</text:p>
      <text:p text:style-name="P12"/>
      <text:p text:style-name="P12"/>
      <text:p text:style-name="P2">7) Spécification du système</text:p>
      <text:p text:style-name="P7"/>
      <text:p text:style-name="P12">Le moteur de jeu doit pouvoir intégrer n'importe quel environnement de développement. Utilisation d'un langage flexible et portable.<text:line-break/>Utilisation des ressources du système : acceptable, la plupart des machines actuelles sont « suffisants » en terme de ressources ce qui ne devrait pas poser de problèmes sur ce point.</text:p>
      <text:p text:style-name="P12">Fiabilité : pas de blocage sur des sections critiques.</text:p>
      <text:p text:style-name="P2"><text:soft-page-break/><text:line-break/>9) Évolution du système</text:p>
      <text:p text:style-name="P2"><text:line-break/><text:span text:style-name="T2">Accueil des extensions de type tuiles différentes et possibilité de gérer un grand nombre de tuiles (grand plateau).</text:spa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ifo </meta:initial-creator>
    <meta:creation-date>2011-03-18T13:00:30</meta:creation-date>
    <dc:date>2011-05-27T12:08:53</dc:date>
    <meta:editing-cycles>89</meta:editing-cycles>
    <meta:editing-duration>PT10H03M15S</meta:editing-duration>
    <meta:document-statistic meta:table-count="0" meta:image-count="0" meta:object-count="0" meta:page-count="4" meta:paragraph-count="56" meta:word-count="496" meta:character-count="2940"/>
    <meta:user-defined meta:name="Info 1"/>
    <meta:user-defined meta:name="Info 2"/>
    <meta:user-defined meta:name="Info 3"/>
    <meta:user-defined meta:name="Info 4"/>
  </office:meta>
</office:document-meta>
</file>